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741" officeooo:paragraph-rsid="00036741"/>
    </style:style>
    <style:style style:name="P2" style:family="paragraph" style:parent-style-name="Standard">
      <style:text-properties officeooo:paragraph-rsid="0008e310"/>
    </style:style>
    <style:style style:name="T1" style:family="text">
      <style:text-properties officeooo:rsid="000524e9"/>
    </style:style>
    <style:style style:name="T2" style:family="text">
      <style:text-properties officeooo:rsid="0008e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ab</text:span></text:p>
      <text:p text:style-name="P2"/>
      <text:p text:style-name="P2"><text:span text:style-name="T1">1)</text:span>Consider a string char pointer with a value Hello World and implement a program that should <text:s text:c="5"/>X<text:span text:style-name="T1">O</text:span>R each character 1 in this string with 0 and displays the result. </text:p>
      <text:p text:style-name="P1"/>
      <text:p text:style-name="P1">def main():</text:p>
      <text:p text:style-name="P1"><text:s text:c="4"/>str = "Hello World"</text:p>
      <text:p text:style-name="P1"><text:s text:c="4"/>str1 = ""</text:p>
      <text:p text:style-name="P1"/>
      <text:p text:style-name="P1"><text:s text:c="4"/>for char in str:</text:p>
      <text:p text:style-name="P1"><text:s text:c="8"/>str1 += chr(ord(char) ^ 0)</text:p>
      <text:p text:style-name="P1"/>
      <text:p text:style-name="P1"><text:s text:c="4"/>print(str1)</text:p>
      <text:p text:style-name="P1"/>
      <text:p text:style-name="P1">if __name__ == "__main__":</text:p>
      <text:p text:style-name="P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5:49:41.224877463</meta:creation-date>
    <dc:date>2024-07-24T14:36:49.705494636</dc:date>
    <meta:editing-duration>PT41M24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10" meta:word-count="54" meta:character-count="322" meta:non-whitespace-character-count="244"/>
  </office:meta>
</office:document-meta>
</file>